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Engine.declareBean( BSFDeclaredBean bea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ScriptEngine.call( Object object , String method , Object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avaScriptEngine.handleError( Throwable 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avaScriptEngine.eval( String source , int lineNo , int columnNo , Object oscrip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avaScriptEngine.un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Engine.initialize( BSFManager mgr , String lang , Vector declaredBea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